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hilanka" svg:font-family="Chilank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.5597in" table:align="left"/>
    </style:style>
    <style:style style:name="Table1.A" style:family="table-column">
      <style:table-column-properties style:column-width="0.625in"/>
    </style:style>
    <style:style style:name="Table1.C" style:family="table-column">
      <style:table-column-properties style:column-width="0.6847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222in" table:align="left"/>
    </style:style>
    <style:style style:name="Table2.A" style:family="table-column">
      <style:table-column-properties style:column-width="0.625in"/>
    </style:style>
    <style:style style:name="Table2.B" style:family="table-column">
      <style:table-column-properties style:column-width="0.6847in"/>
    </style:style>
    <style:style style:name="Table2.C" style:family="table-column">
      <style:table-column-properties style:column-width="0.7514in"/>
    </style:style>
    <style:style style:name="Table2.D" style:family="table-column">
      <style:table-column-properties style:column-width="0.6917in"/>
    </style:style>
    <style:style style:name="Table2.F" style:family="table-column">
      <style:table-column-properties style:column-width="3.244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e02ff" officeooo:paragraph-rsid="001e02ff"/>
    </style:style>
    <style:style style:name="P2" style:family="paragraph" style:parent-style-name="Standard">
      <style:text-properties fo:language="pl" fo:country="PL" officeooo:rsid="002a0eb0" officeooo:paragraph-rsid="002a0eb0"/>
    </style:style>
    <style:style style:name="P3" style:family="paragraph" style:parent-style-name="Standard">
      <style:text-properties fo:language="pl" fo:country="PL" officeooo:rsid="00228467" officeooo:paragraph-rsid="001e02ff"/>
    </style:style>
    <style:style style:name="P4" style:family="paragraph" style:parent-style-name="Standard">
      <style:text-properties officeooo:rsid="00316880" officeooo:paragraph-rsid="001e02ff"/>
    </style:style>
    <style:style style:name="P5" style:family="paragraph" style:parent-style-name="Standard">
      <style:text-properties officeooo:rsid="00331251" officeooo:paragraph-rsid="00331251"/>
    </style:style>
    <style:style style:name="P6" style:family="paragraph" style:parent-style-name="Table_20_Contents">
      <style:text-properties fo:font-size="8pt" officeooo:rsid="001e02ff" officeooo:paragraph-rsid="001e02ff" style:font-size-asian="8pt" style:font-size-complex="8pt"/>
    </style:style>
    <style:style style:name="P7" style:family="paragraph" style:parent-style-name="Table_20_Contents">
      <style:text-properties fo:font-size="8pt" officeooo:rsid="001e02ff" officeooo:paragraph-rsid="0026b7f1" style:font-size-asian="8pt" style:font-size-complex="8pt"/>
    </style:style>
    <style:style style:name="P8" style:family="paragraph" style:parent-style-name="Table_20_Contents">
      <style:text-properties fo:font-size="8pt" officeooo:rsid="001e32f1" officeooo:paragraph-rsid="001e32f1" style:font-size-asian="8pt" style:font-size-complex="8pt"/>
    </style:style>
    <style:style style:name="P9" style:family="paragraph" style:parent-style-name="Table_20_Contents">
      <style:text-properties fo:font-size="8pt" officeooo:rsid="001fc2a9" officeooo:paragraph-rsid="001fc2a9" style:font-size-asian="8pt" style:font-size-complex="8pt"/>
    </style:style>
    <style:style style:name="P10" style:family="paragraph" style:parent-style-name="Table_20_Contents">
      <style:text-properties fo:font-size="8pt" officeooo:rsid="0021ac92" officeooo:paragraph-rsid="0021ac92" style:font-size-asian="8pt" style:font-size-complex="8pt"/>
    </style:style>
    <style:style style:name="P11" style:family="paragraph" style:parent-style-name="Table_20_Contents">
      <style:text-properties fo:font-size="8pt" officeooo:rsid="00251f1b" officeooo:paragraph-rsid="00251f1b" style:font-size-asian="8pt" style:font-size-complex="8pt"/>
    </style:style>
    <style:style style:name="P12" style:family="paragraph" style:parent-style-name="Table_20_Contents">
      <style:text-properties fo:font-size="8pt" officeooo:rsid="0026b7f1" officeooo:paragraph-rsid="0026b7f1" style:font-size-asian="8pt" style:font-size-complex="8pt"/>
    </style:style>
    <style:style style:name="P13" style:family="paragraph" style:parent-style-name="Table_20_Contents">
      <style:text-properties fo:font-size="8pt" officeooo:rsid="002d92e9" officeooo:paragraph-rsid="002d92e9" style:font-size-asian="8pt" style:font-size-complex="8pt"/>
    </style:style>
    <style:style style:name="P14" style:family="paragraph" style:parent-style-name="Table_20_Contents">
      <style:text-properties fo:font-size="8pt" officeooo:rsid="002d92e9" officeooo:paragraph-rsid="00349fc6" style:font-size-asian="8pt" style:font-size-complex="8pt"/>
    </style:style>
    <style:style style:name="P15" style:family="paragraph" style:parent-style-name="Table_20_Contents">
      <style:text-properties fo:font-size="8pt" officeooo:rsid="003123ca" officeooo:paragraph-rsid="003123ca" style:font-size-asian="8pt" style:font-size-complex="8pt"/>
    </style:style>
    <style:style style:name="P16" style:family="paragraph" style:parent-style-name="Table_20_Contents">
      <style:text-properties fo:font-size="8pt" officeooo:rsid="00349fc6" officeooo:paragraph-rsid="00349fc6" style:font-size-asian="8pt" style:font-size-complex="8pt"/>
    </style:style>
    <style:style style:name="P17" style:family="paragraph" style:parent-style-name="Table_20_Contents">
      <style:text-properties fo:font-size="8pt" officeooo:rsid="0035a6d4" officeooo:paragraph-rsid="0035a6d4" style:font-size-asian="8pt" style:font-size-complex="8pt"/>
    </style:style>
    <style:style style:name="P18" style:family="paragraph">
      <loext:graphic-properties draw:fill-color="#ffffff"/>
    </style:style>
    <style:style style:name="P19" style:family="paragraph">
      <loext:graphic-properties draw:fill-color="#cccccc"/>
      <style:text-properties fo:font-size="8pt" style:font-size-asian="8pt" style:font-size-complex="8pt"/>
    </style:style>
    <style:style style:name="P20" style:family="paragraph">
      <loext:graphic-properties draw:fill-color="#eeeeee"/>
    </style:style>
    <style:style style:name="P21" style:family="paragraph">
      <loext:graphic-properties draw:fill-color="#add58a"/>
    </style:style>
    <style:style style:name="P22" style:family="paragraph">
      <loext:graphic-properties draw:fill-color="#ed1c24"/>
      <style:paragraph-properties fo:text-align="center"/>
    </style:style>
    <style:style style:name="P23" style:family="paragraph">
      <loext:graphic-properties draw:fill-color="#ce181e"/>
      <style:paragraph-properties fo:text-align="center"/>
      <style:text-properties fo:font-size="12pt"/>
    </style:style>
    <style:style style:name="P24" style:family="paragraph">
      <loext:graphic-properties draw:fill="none"/>
    </style:style>
    <style:style style:name="P25" style:family="paragraph">
      <loext:graphic-properties draw:fill="solid" draw:fill-color="#eeeeee"/>
      <style:text-properties fo:font-size="8pt" style:font-size-asian="8pt" style:font-size-complex="8pt"/>
    </style:style>
    <style:style style:name="P26" style:family="paragraph">
      <loext:graphic-properties draw:fill="solid" draw:fill-color="#eeeeee"/>
      <style:text-properties fo:font-size="6pt" style:font-size-asian="6pt" style:font-size-complex="6pt"/>
    </style:style>
    <style:style style:name="P27" style:family="paragraph">
      <style:text-properties style:font-name="Chilanka"/>
    </style:style>
    <style:style style:name="P28" style:family="paragraph">
      <loext:graphic-properties draw:fill="solid" draw:fill-color="#eeeeee"/>
      <style:text-properties style:font-name="Chilanka" fo:font-size="8pt" style:font-size-asian="8pt" style:font-size-complex="8pt"/>
    </style:style>
    <style:style style:name="P29" style:family="paragraph">
      <loext:graphic-properties draw:fill-color="#ffffff"/>
      <style:text-properties fo:font-size="12pt"/>
    </style:style>
    <style:style style:name="P30" style:family="paragraph">
      <loext:graphic-properties draw:fill-color="#ed1c24"/>
      <style:text-properties fo:font-size="12pt"/>
    </style:style>
    <style:style style:name="T1" style:family="text">
      <style:text-properties fo:language="pl" fo:country="PL"/>
    </style:style>
    <style:style style:name="T2" style:family="text">
      <style:text-properties fo:language="pl" fo:country="PL" officeooo:rsid="00228467"/>
    </style:style>
    <style:style style:name="T3" style:family="text">
      <style:text-properties fo:language="pl" fo:country="PL" officeooo:rsid="002984c2"/>
    </style:style>
    <style:style style:name="T4" style:family="text">
      <style:text-properties officeooo:rsid="003123ca"/>
    </style:style>
    <style:style style:name="T5" style:family="text">
      <style:text-properties officeooo:rsid="00349fc6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6pt" style:font-size-asian="6pt" style:font-size-complex="6pt"/>
    </style:style>
    <style:style style:name="T8" style:family="text">
      <style:text-properties style:font-name="Chilanka" fo:font-size="8pt" style:font-size-asian="8pt" style:font-size-complex="8pt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.0591in" fo:border="none" style:shadow="none" draw:shadow-opacity="100%"/>
    </style:style>
    <style:style style:name="gr1" style:family="graphic">
      <style:graphic-properties style:run-through="foreground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-color="#ffffff" draw:textarea-horizontal-align="justify" draw:textarea-vertical-align="middle" draw:auto-grow-height="false" fo:min-height="2.1945in" fo:min-width="3.9508in" style:run-through="foreground"/>
    </style:style>
    <style:style style:name="gr3" style:family="graphic">
      <style:graphic-properties draw:fill-color="#cccccc" draw:textarea-horizontal-align="justify" draw:textarea-vertical-align="middle" draw:auto-grow-height="false" fo:min-height="0.3701in" fo:min-width="0.772in" style:run-through="foreground"/>
    </style:style>
    <style:style style:name="gr4" style:family="graphic">
      <style:graphic-properties draw:fill-color="#cccccc" draw:textarea-horizontal-align="justify" draw:textarea-vertical-align="middle" draw:auto-grow-height="false" fo:min-height="0.3709in" fo:min-width="0.7736in" style:run-through="foreground"/>
    </style:style>
    <style:style style:name="gr5" style:family="graphic">
      <style:graphic-properties svg:stroke-color="#000000" draw:fill-color="#eeeeee" draw:textarea-horizontal-align="justify" draw:textarea-vertical-align="middle" draw:auto-grow-height="false" fo:min-height="2.1945in" fo:min-width="1.8602in" style:run-through="foreground"/>
    </style:style>
    <style:style style:name="gr6" style:family="graphic">
      <style:graphic-properties draw:fill-color="#add58a" draw:textarea-horizontal-align="justify" draw:textarea-vertical-align="middle" draw:auto-grow-height="false" fo:min-height="0.2528in" fo:min-width="0.6992in" style:run-through="foreground"/>
    </style:style>
    <style:style style:name="gr7" style:family="graphic">
      <style:graphic-properties draw:fill-color="#ed1c24" draw:textarea-horizontal-align="justify" draw:textarea-vertical-align="middle" draw:auto-grow-height="false" fo:min-height="0.0638in" fo:min-width="0.0638in" style:run-through="foreground"/>
    </style:style>
    <style:style style:name="gr8" style:family="graphic">
      <style:graphic-properties svg:stroke-color="#f04e4d" draw:fill-color="#ce181e" draw:textarea-horizontal-align="justify" draw:textarea-vertical-align="middle" draw:auto-grow-height="false" fo:min-height="0.2217in" fo:min-width="0.2319in" style:run-through="foreground"/>
    </style:style>
    <style:style style:name="gr9" style:family="graphic">
      <style:graphic-properties draw:stroke="none" draw:fill="none" draw:textarea-horizontal-align="justify" draw:textarea-vertical-align="middle" draw:auto-grow-height="false" fo:min-height="0.2354in" fo:min-width="0.4736in" style:run-through="foreground"/>
    </style:style>
    <style:style style:name="gr10" style:family="graphic">
      <style:graphic-properties draw:fill-color="#cccccc" draw:textarea-horizontal-align="justify" draw:textarea-vertical-align="middle" draw:auto-grow-height="false" fo:min-height="0.1626in" fo:min-width="0.7945in" style:run-through="foreground"/>
    </style:style>
    <style:style style:name="gr11" style:family="graphic">
      <style:graphic-properties draw:stroke="none" draw:fill="solid" draw:fill-color="#eeeeee" draw:textarea-horizontal-align="justify" draw:textarea-vertical-align="middle" draw:auto-grow-height="false" fo:min-height="0.1701in" fo:min-width="0.61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color="#ffffff" draw:marker-start="Arrow" draw:fill="solid" draw:fill-color="#eeeeee" draw:textarea-horizontal-align="justify" draw:textarea-vertical-align="middle" draw:auto-grow-height="false" fo:min-height="0.3118in" fo:min-width="0.6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color="#eeeeee" draw:fill-color="#ffffff" draw:textarea-horizontal-align="justify" draw:textarea-vertical-align="middle" draw:auto-grow-height="false" fo:min-height="0.1047in" fo:min-width="0.1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color="#ffffff" draw:fill="solid" draw:fill-color="#eeeeee" draw:textarea-horizontal-align="justify" draw:textarea-vertical-align="middle" draw:auto-grow-height="false" fo:min-height="0.3118in" fo:min-width="0.6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color="#eeeeee" draw:fill-color="#ed1c24" draw:textarea-horizontal-align="justify" draw:textarea-vertical-align="middle" draw:auto-grow-height="false" fo:min-height="0.1047in" fo:min-width="0.1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2">Chciałbym zbudować sterownik urządzeń elektrycznych zasilanych napięciem trójfazowym. Sterownik powiniwn sterować dwoma urządzeniami elektrycznymi. Sterowanie powinno być dynamiczne i odbywać się na podstawie zczytanych stanów z czujników (krańcówek) podłączonych do sterownika. Poza czujnikami sterownik powinien mieć mozliwosc definiowania zabezpieczen czasowych i ustawiania alarmu jeśli czukniki są w niedozwolonych położeniach. Ustawienie alarmu powinno odcinać napięcie doprowadzone na aktywne wyście.</text:p>
      <text:p text:style-name="P2"/>
      <text:p text:style-name="P2"><draw:g text:anchor-type="as-char" svg:y="-0.8736in" draw:z-index="0" draw:style-name="gr1"><draw:custom-shape draw:name="Shape2" draw:style-name="gr2" draw:text-style-name="P18" svg:width="3.9512in" svg:height="2.1949in" svg:x="0in" svg:y="0in"><text:p/><draw:enhanced-geometry svg:viewBox="0 0 21600 21600" draw:glue-points="10800 0 0 10800 10800 21600 21600 10800" draw:type="flowchart-process" draw:enhanced-path="M 0 0 L 21600 0 21600 21600 0 21600 0 0 Z N"/></draw:custom-shape><draw:custom-shape draw:name="Shape3" draw:style-name="gr3" draw:text-style-name="P19" svg:width="0.8114in" svg:height="0.4094in" svg:x="3.1398in" svg:y="0.2165in"><text:p><text:span text:style-name="T6">Wyjście (W1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3" draw:style-name="gr4" draw:text-style-name="P19" svg:width="0.813in" svg:height="0.4098in" svg:x="0in" svg:y="0.2335in"><text:p><text:span text:style-name="T6">Wejści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3" draw:style-name="gr3" draw:text-style-name="P19" svg:width="0.8114in" svg:height="0.4094in" svg:x="3.1398in" svg:y="0.7299in"><text:p><text:span text:style-name="T6">Wyjście (W2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4" draw:style-name="gr5" draw:text-style-name="P20" svg:width="1.8606in" svg:height="2.1949in" svg:x="1.0484in" svg:y="0in"><text:p/><draw:enhanced-geometry svg:viewBox="0 0 21600 21600" draw:type="rectangle" draw:enhanced-path="M 0 0 L 21600 0 21600 21600 0 21600 0 0 Z N"/></draw:custom-shape><draw:custom-shape draw:name="Shape5" draw:style-name="gr6" draw:text-style-name="P21" svg:width="0.6996in" svg:height="0.2531in" svg:x="1.3244in" svg:y="0.3071in"><text:p><text:s text:c="3"/>LCD</text:p><draw:enhanced-geometry svg:viewBox="0 0 21600 21600" draw:type="rectangle" draw:enhanced-path="M 0 0 L 21600 0 21600 21600 0 21600 0 0 Z N"/></draw:custom-shape><draw:custom-shape draw:name="Shape6" draw:style-name="gr7" draw:text-style-name="P22" svg:width="0.0894in" svg:height="0.0894in" svg:x="2.3957in" svg:y="0.232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6" draw:style-name="gr7" draw:text-style-name="P22" svg:width="0.0894in" svg:height="0.0894in" svg:x="2.4035in" svg:y="0.381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6" draw:style-name="gr7" draw:text-style-name="P22" svg:width="0.0894in" svg:height="0.0894in" svg:x="2.4102in" svg:y="0.545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6" draw:style-name="gr7" draw:text-style-name="P22" svg:width="0.0894in" svg:height="0.0894in" svg:x="2.5744in" svg:y="0.373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6" draw:style-name="gr7" draw:text-style-name="P22" svg:width="0.0894in" svg:height="0.0894in" svg:x="2.2543in" svg:y="0.375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7" draw:style-name="gr8" draw:text-style-name="P23" svg:width="0.328in" svg:height="0.3134in" svg:x="1.3028in" svg:y="1.006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8" draw:style-name="gr9" draw:text-style-name="P24" svg:width="0.4988in" svg:height="0.2606in" svg:x="1.7409in" svg:y="1.0508in"><text:p>STOP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3" draw:style-name="gr10" draw:text-style-name="P19" svg:width="0.8114in" svg:height="0.1795in" svg:x="3.1398in" svg:y="1.2807in"><text:p><text:span text:style-name="T6">Wejśście (C1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3" draw:style-name="gr10" draw:text-style-name="P19" svg:width="0.8114in" svg:height="0.1795in" svg:x="3.1398in" svg:y="1.4965in"><text:p><text:span text:style-name="T6">Wejśście (C2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3" draw:style-name="gr10" draw:text-style-name="P19" svg:width="0.8114in" svg:height="0.1795in" svg:x="3.1398in" svg:y="1.7102in"><text:p><text:span text:style-name="T6">Wejśście (C3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3" draw:style-name="gr10" draw:text-style-name="P19" svg:width="0.8114in" svg:height="0.1795in" svg:x="3.1398in" svg:y="1.9244in"><text:p><text:span text:style-name="T6">Wejśście (C4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/text:p>
      <text:p text:style-name="P2"/>
      <text:p text:style-name="P1"><text:span text:style-name="T1">Każdy czujnik ma inna warotość rezystancji. Pozwala to na połączenie wielu czuników na pojedynczej</text:span><text:span text:style-name="T3"> parze</text:span><text:span text:style-name="T1"> przew</text:span><text:span text:style-name="T3">odów</text:span><text:span text:style-name="T1"> i odczytywanie ich stanów. </text:span><text:span text:style-name="T2">Dozwolony zakres napiec obejmuje </text:span><text:span text:style-name="T3">wartości</text:span><text:span text:style-name="T2"> od 2.5V – 5V. Wykrycie napiecia 0V na </text:span><text:span text:style-name="T3">aktywnym porcie</text:span><text:span text:style-name="T2"> generuje alarm uszkodzenia czujnika lub </text:span><text:span text:style-name="T3">przerwanie przewodów</text:span><text:span text:style-name="T2">.</text:span></text:p>
      <text:p text:style-name="P3"/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row>
          <table:table-cell table:style-name="Table1.A1" office:value-type="string">
            <text:p text:style-name="P6">Czujnik</text:p>
          </table:table-cell>
          <table:table-cell table:style-name="Table1.A1" office:value-type="string">
            <text:p text:style-name="P14">Rezystancja wypadkowa</text:p>
          </table:table-cell>
          <table:table-cell table:style-name="Table1.A1" office:value-type="string">
            <text:p text:style-name="P8">Napiecie<text:span text:style-name="T5">[v]</text:span></text:p>
          </table:table-cell>
          <table:table-cell table:style-name="Table1.D1" office:value-type="string">
            <text:p text:style-name="P16">Ustawienie Portu</text:p>
          </table:table-cell>
        </table:table-row>
        <table:table-row>
          <table:table-cell table:style-name="Table1.A2" table:number-rows-spanned="2" office:value-type="string">
            <text:p text:style-name="P6">Czujnik_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10">5</text:p>
          </table:table-cell>
          <table:table-cell table:style-name="Table1.D2" office:value-type="string">
            <text:p text:style-name="P6">0</text:p>
          </table:table-cell>
        </table:table-row>
        <table:table-row>
          <table:covered-table-cell/>
          <table:table-cell table:style-name="Table1.A2" office:value-type="string">
            <text:p text:style-name="P11">100</text:p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6">1<text:span text:style-name="T5">0</text:span></text:p>
          </table:table-cell>
        </table:table-row>
        <table:table-row>
          <table:table-cell table:style-name="Table1.A2" table:number-rows-spanned="2" office:value-type="string">
            <text:p text:style-name="P6">Czujnik_2</text:p>
          </table:table-cell>
          <table:table-cell table:style-name="Table1.A2" office:value-type="string">
            <text:p text:style-name="P9">0</text:p>
          </table:table-cell>
          <table:table-cell table:style-name="Table1.A2" office:value-type="string">
            <text:p text:style-name="P10">5</text:p>
          </table:table-cell>
          <table:table-cell table:style-name="Table1.D2" office:value-type="string">
            <text:p text:style-name="P8">0</text:p>
          </table:table-cell>
        </table:table-row>
        <table:table-row>
          <table:covered-table-cell/>
          <table:table-cell table:style-name="Table1.A2" office:value-type="string">
            <text:p text:style-name="P15">200</text:p>
          </table:table-cell>
          <table:table-cell table:style-name="Table1.A2" office:value-type="string">
            <text:p text:style-name="P6"/>
          </table:table-cell>
          <table:table-cell table:style-name="Table1.D2" office:value-type="string">
            <text:p text:style-name="P16">20</text:p>
          </table:table-cell>
        </table:table-row>
      </table:table>
      <text:p text:style-name="P1"><draw:frame draw:style-name="fr1" draw:name="Frame1" text:anchor-type="paragraph" svg:x="3.4in" svg:y="0.5598in" svg:width="3.1547in" draw:z-index="1"><draw:text-box fo:min-height="0.5366in"><text:p text:style-name="Frame_20_contents"><draw:custom-shape text:anchor-type="paragraph" draw:z-index="2" draw:name="Shape1" draw:style-name="gr11" draw:text-style-name="P25" svg:width="0.6177in" svg:height="0.1705in" svg:x="2.1571in" svg:y="0.2083in"><text:p><text:span text:style-name="T6">Czujnik_2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" draw:name="Shape1" draw:style-name="gr12" draw:text-style-name="P26" svg:width="0.6843in" svg:height="0.3122in" svg:x="0.0744in" svg:y="0.0665in"><text:p><text:span text:style-name="T7"><text:s/></text:span><text:span text:style-name="T7">SU4-CR4W42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4" draw:name="Shape1" draw:style-name="gr11" draw:text-style-name="P28" svg:width="0.6177in" svg:height="0.1705in" svg:x="1.2047in" svg:y="0.2008in"><text:p text:style-name="P27"><text:span text:style-name="T8">Czujnik_1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" draw:name="Shape2" draw:style-name="gr13" draw:text-style-name="P29" svg:width="0.2795in" svg:height="0.1394in" svg:x="1.3835in" svg:y="0.0244in"><text:p/><draw:enhanced-geometry svg:viewBox="0 0 21600 21600" draw:mirror-horizontal="false" draw:mirror-vertical="false" draw:text-areas="?f0 0 ?f2 ?f5" draw:type="down-arrow" draw:modifiers="10001.5564202335 5846.61654135338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6" draw:name="Shape2" draw:style-name="gr13" draw:text-style-name="P29" svg:width="0.2795in" svg:height="0.1394in" svg:x="2.3264in" svg:y="0.0244in"><text:p/><draw:enhanced-geometry svg:viewBox="0 0 21600 21600" draw:mirror-horizontal="false" draw:mirror-vertical="false" draw:text-areas="?f0 0 ?f2 ?f5" draw:type="down-arrow" draw:modifiers="10001.5564202335 5846.61654135338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</draw:text-box></draw:frame><draw:frame draw:style-name="fr1" draw:name="Frame2" text:anchor-type="paragraph" svg:x="3.4043in" svg:y="1.1354in" svg:width="3.1547in" draw:z-index="7"><draw:text-box fo:min-height="0.5366in"><text:p text:style-name="Frame_20_contents"><draw:custom-shape text:anchor-type="paragraph" draw:z-index="8" draw:name="Shape1" draw:style-name="gr11" draw:text-style-name="P25" svg:width="0.6177in" svg:height="0.1705in" svg:x="2.1571in" svg:y="0.2083in"><text:p><text:span text:style-name="T6">Czujnik_2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9" draw:name="Shape1" draw:style-name="gr14" draw:text-style-name="P26" svg:width="0.6843in" svg:height="0.3122in" svg:x="0.0744in" svg:y="0.0665in"><text:p><text:span text:style-name="T7"><text:s/></text:span><text:span text:style-name="T7">SU4-CR4W42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10" draw:name="Shape1" draw:style-name="gr11" draw:text-style-name="P25" svg:width="0.6177in" svg:height="0.1705in" svg:x="1.2047in" svg:y="0.2008in"><text:p><text:span text:style-name="T6">Czujnik_1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1" draw:name="Shape2" draw:style-name="gr13" draw:text-style-name="P29" svg:width="0.2795in" svg:height="0.1394in" svg:x="1.3835in" svg:y="0.0244in"><text:p/><draw:enhanced-geometry svg:viewBox="0 0 21600 21600" draw:mirror-horizontal="false" draw:mirror-vertical="false" draw:text-areas="?f0 0 ?f2 ?f5" draw:type="down-arrow" draw:modifiers="10001.5564202335 5846.61654135338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2" draw:name="Shape2" draw:style-name="gr15" draw:text-style-name="P30" svg:width="0.2795in" svg:height="0.1394in" svg:x="2.3264in" svg:y="0.0244in"><text:p/><draw:enhanced-geometry svg:viewBox="0 0 21600 21600" draw:mirror-horizontal="false" draw:mirror-vertical="false" draw:text-areas="?f0 0 ?f2 ?f5" draw:type="down-arrow" draw:modifiers="10001.5564202335 5846.61654135338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</draw:text-box></draw:frame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A"/>
        <table:table-column table:style-name="Table2.F"/>
        <table:table-row>
          <table:table-cell table:style-name="Table2.A1" office:value-type="string">
            <text:p text:style-name="P12">Czujnik_1</text:p>
          </table:table-cell>
          <table:table-cell table:style-name="Table2.A1" office:value-type="string">
            <text:p text:style-name="P7">Czujnik_2</text:p>
          </table:table-cell>
          <table:table-cell table:style-name="Table2.A1" office:value-type="string">
            <text:p text:style-name="P13">Rezystancja wypadkowa</text:p>
          </table:table-cell>
          <table:table-cell table:style-name="Table2.A1" office:value-type="string">
            <text:p text:style-name="P13">Napiecie <text:span text:style-name="T4">[v]</text:span></text:p>
          </table:table-cell>
          <table:table-cell table:style-name="Table2.A1" office:value-type="string">
            <text:p text:style-name="P16">Ustawienie Portu</text:p>
          </table:table-cell>
          <table:table-cell table:style-name="Table2.F1" office:value-type="string">
            <text:p text:style-name="P16"/>
          </table:table-cell>
        </table:table-row>
        <table:table-row>
          <table:table-cell table:style-name="Table2.A2" office:value-type="string">
            <text:p text:style-name="P15">0</text:p>
          </table:table-cell>
          <table:table-cell table:style-name="Table2.A2" office:value-type="string">
            <text:p text:style-name="P15">0</text:p>
          </table:table-cell>
          <table:table-cell table:style-name="Table2.A2" office:value-type="string">
            <text:p text:style-name="P15">0</text:p>
          </table:table-cell>
          <table:table-cell table:style-name="Table2.A2" office:value-type="string">
            <text:p text:style-name="P15">5</text:p>
          </table:table-cell>
          <table:table-cell table:style-name="Table2.A2" office:value-type="string">
            <text:p text:style-name="P15">0</text:p>
          </table:table-cell>
          <table:table-cell table:style-name="Table2.F2" office:value-type="string">
            <text:p text:style-name="P15"/>
            <text:p text:style-name="P15"/>
            <text:p text:style-name="P15"/>
            <text:p text:style-name="P15"/>
          </table:table-cell>
        </table:table-row>
        <table:table-row>
          <table:table-cell table:style-name="Table2.A2" office:value-type="string">
            <text:p text:style-name="P15">0</text:p>
          </table:table-cell>
          <table:table-cell table:style-name="Table2.A2" office:value-type="string">
            <text:p text:style-name="P15">100</text:p>
          </table:table-cell>
          <table:table-cell table:style-name="Table2.A2" office:value-type="string">
            <text:p text:style-name="P15">100</text:p>
          </table:table-cell>
          <table:table-cell table:style-name="Table2.A2" office:value-type="string">
            <text:p text:style-name="P15">4</text:p>
          </table:table-cell>
          <table:table-cell table:style-name="Table2.A2" office:value-type="string">
            <text:p text:style-name="P16">10</text:p>
          </table:table-cell>
          <table:table-cell table:style-name="Table2.F2" office:value-type="string">
            <text:p text:style-name="P16"/>
            <text:p text:style-name="P16"/>
            <text:p text:style-name="P16"/>
            <text:p text:style-name="P16"/>
          </table:table-cell>
        </table:table-row>
        <table:table-row>
          <table:table-cell table:style-name="Table2.A2" office:value-type="string">
            <text:p text:style-name="P15">200</text:p>
          </table:table-cell>
          <table:table-cell table:style-name="Table2.A2" office:value-type="string">
            <text:p text:style-name="P15">0</text:p>
          </table:table-cell>
          <table:table-cell table:style-name="Table2.A2" office:value-type="string">
            <text:p text:style-name="P15">200</text:p>
          </table:table-cell>
          <table:table-cell table:style-name="Table2.A2" office:value-type="string">
            <text:p text:style-name="P15">3</text:p>
          </table:table-cell>
          <table:table-cell table:style-name="Table2.A2" office:value-type="string">
            <text:p text:style-name="P15"><text:span text:style-name="T5">2</text:span>0</text:p>
          </table:table-cell>
          <table:table-cell table:style-name="Table2.F2" office:value-type="string">
            <text:p text:style-name="P17"/>
            <text:p text:style-name="P17"/>
            <text:p text:style-name="P17"/>
            <text:p text:style-name="P17"/>
          </table:table-cell>
        </table:table-row>
        <table:table-row>
          <table:table-cell table:style-name="Table2.A2" office:value-type="string">
            <text:p text:style-name="P15">200</text:p>
          </table:table-cell>
          <table:table-cell table:style-name="Table2.A2" office:value-type="string">
            <text:p text:style-name="P15">200</text:p>
          </table:table-cell>
          <table:table-cell table:style-name="Table2.A2" office:value-type="string">
            <text:p text:style-name="P15">300</text:p>
          </table:table-cell>
          <table:table-cell table:style-name="Table2.A2" office:value-type="string">
            <text:p text:style-name="P15">2</text:p>
          </table:table-cell>
          <table:table-cell table:style-name="Table2.A2" office:value-type="string">
            <text:p text:style-name="P16">30</text:p>
          </table:table-cell>
          <table:table-cell table:style-name="Table2.F2" office:value-type="string">
            <text:p text:style-name="P16"/>
            <text:p text:style-name="P16"/>
            <text:p text:style-name="P16"/>
            <text:p text:style-name="P16"/>
          </table:table-cell>
        </table:table-row>
      </table:table>
      <text:p text:style-name="P4"/>
      <text:p text:style-name="P5"><text:soft-page-break/></text:p>
      <text:p text:style-name="P5">Opcja ekran dotykowy: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hilanka" svg:font-family="Chilank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6T01:01:09.386268330</meta:creation-date>
    <meta:generator>LibreOffice/6.0.7.3$Linux_X86_64 LibreOffice_project/00m0$Build-3</meta:generator>
    <dc:date>2019-01-06T16:13:19.496848841</dc:date>
    <meta:editing-duration>P1DT1H40S</meta:editing-duration>
    <meta:editing-cycles>22</meta:editing-cycles>
    <meta:document-statistic meta:table-count="2" meta:image-count="0" meta:object-count="0" meta:page-count="2" meta:paragraph-count="45" meta:word-count="148" meta:character-count="1020" meta:non-whitespace-character-count="915"/>
  </office:meta>
</office:document-meta>
</file>